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Write</text:h>
                    <text:list>
                        <text:list-item>
                            <text:h text:style-name="Heading_20_2" text:outline-level="2">Description</text:h>
                        </text:list-item>
                    </text:list>
                </text:list-item>
            </text:list>

            <text:p text:style-name="Standard">Sends a string to the serial port.</text:p>

            
                <text:list xml:id="list_SerialWrite2" text:continue-numbering="true" text:continue-list="list_Serial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Write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he name of the serial connection.</text:p>,
                                            <text:list xml:id="list_SerialWrite7" text:continue-numbering="true" text:continue-list="list_SerialWrite6"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he string that is sent to the serial por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Write8" text:continue-numbering="true" text:continue-list="list_SerialWrit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Write9" text:continue-numbering="true" text:continue-list="list_SerialWrit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Write10" text:continue-numbering="true" text:continue-list="list_SerialWrit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Write11" text:continue-numbering="true" text:continue-list="list_SerialWrit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Write12" text:continue-numbering="true" text:continue-list="list_SerialWrit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Write3" text:continue-numbering="true" text:continue-list="list_SerialWrite2" text:style-name="Outline">
                    <text:list-item>
                        <text:list>
                            <text:list-item>
                                <text:h text:style-name="Heading_20_2" text:outline-level="2">Inputs</text:h>
                            </text:list-item>
                        </text:list>
                    </text:list-item>
                </text:list>

                
                            <text:list xml:id="list_SerialWrit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Write4" text:continue-numbering="true" text:continue-list="list_SerialWrite3" text:style-name="Outline">
                    <text:list-item>
                        <text:list>
                            <text:list-item>
                                <text:h text:style-name="Heading_20_2" text:outline-level="2">Outputs</text:h>
                            </text:list-item>
                        </text:list>
                    </text:list-item>
                </text:list>

                
                            <text:list xml:id="list_SerialWrit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Write5" text:continue-numbering="true" text:continue-list="list_SerialWrite4" text:style-name="Outline">
                        <text:list-item>
                            <text:list>
                                <text:list-item>
                                    <text:h text:style-name="Heading_20_2" text:outline-level="2">Examples</text:h>
                                </text:list-item>
                            </text:list>
                        </text:list-item>
                    </text:list>
                    <text:p text:style-name="Standard"/>
                    
                    <text:list xml:id="list_SerialWrite15" text:style-name="List_20_1">
                        
                        <text:list-item>
                            <text:p text:style-name="List_20_1_20_Start">
                                <text:span text:style-name="T1">SerialPo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